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Teacher Name:</text:p>
          </table:table-cell>
          <table:table-cell table:style-name="ce2" office:value-type="string" calcext:value-type="string">
            <text:p>Dr. Anupama Buddhewar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5" office:value-type="string" calcext:value-type="string">
            <text:p><text:a xlink:href="http://Sr.No/" xlink:type="simple">Sr.No</text:a></text:p>
          </table:table-cell>
          <table:table-cell table:style-name="ce5" office:value-type="string" calcext:value-type="string">
            <text:p>Pgm</text:p>
          </table:table-cell>
          <table:table-cell table:style-name="ce5" office:value-type="string" calcext:value-type="string">
            <text:p>GCC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ICX</text:p>
          </table:table-cell>
          <table:table-cell table:style-name="ce5" office:value-type="string" calcext:value-type="string">
            <text:p>Time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SimpleCalculatorusingswitchStatement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95" calcext:value-type="float">
            <text:p>0.00029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74" calcext:value-type="float">
            <text:p>0.000274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StoreNumbersandCalculateAverageUsingArrays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515" calcext:value-type="float">
            <text:p>0.00051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388" calcext:value-type="float">
            <text:p>0.000388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ProgramtoAddTwoMatrices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1225" calcext:value-type="float">
            <text:p>0.00122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1231" calcext:value-type="float">
            <text:p>0.001231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4SwapNumbersUsingTemporaryVariable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317" calcext:value-type="float">
            <text:p>0.000317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34" calcext:value-type="float">
            <text:p>0.00034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5CheckVowelorconsonant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59" calcext:value-type="float">
            <text:p>0.000159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75" calcext:value-type="float">
            <text:p>0.00017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6FactorialofaNumber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4" calcext:value-type="float">
            <text:p>0.0001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47" calcext:value-type="float">
            <text:p>0.000147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8ProgramtoCheckPalindrome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85" calcext:value-type="float">
            <text:p>0.00018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85" calcext:value-type="float">
            <text:p>0.000185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indtheSizeofVariables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086" calcext:value-type="float">
            <text:p>8.6E-0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089" calcext:value-type="float">
            <text:p>8.9E-05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printASCIIValue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82" calcext:value-type="float">
            <text:p>0.000182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68" calcext:value-type="float">
            <text:p>0.000168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10CopyStringWithoutUsing strcpy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46" calcext:value-type="float">
            <text:p>0.00014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72" calcext:value-type="float">
            <text:p>0.000172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1StoreNumbersandCalculateAverageUsingArrays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465" calcext:value-type="float">
            <text:p>0.00046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638" calcext:value-type="float">
            <text:p>0.000638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3AccessArrayElementsUsingPointers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586" calcext:value-type="float">
            <text:p>0.00058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56" calcext:value-type="float">
            <text:p>0.00056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4ProgramtoSwapElementsUsingCallbyReference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2" calcext:value-type="float">
            <text:p>0.00022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04" calcext:value-type="float">
            <text:p>0.000204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5PrimeNumbersBetweenTwoIntegers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96" calcext:value-type="float">
            <text:p>0.00029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67" calcext:value-type="float">
            <text:p>0.000267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6CProgramtoConvertBinaryNumbertoDecimal.c</text:p>
          </table:table-cell>
          <table:table-cell table:style-name="ce6" office:value-type="string" calcext:value-type="string">
            <text:p>yes</text:p>
          </table:table-cell>
          <table:table-cell table:style-name="ce10"/>
          <table:table-cell table:style-name="ce6" office:value-type="string" calcext:value-type="string">
            <text:p>yes</text:p>
          </table:table-cell>
          <table:table-cell table:style-name="ce6" office:value-type="float" office:value="0.000191" calcext:value-type="float">
            <text:p>0.000191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7CheckPrimeandArmstrong.c</text:p>
          </table:table-cell>
          <table:table-cell table:style-name="ce6" office:value-type="string" calcext:value-type="string">
            <text:p>yes</text:p>
          </table:table-cell>
          <table:table-cell table:style-name="ce10"/>
          <table:table-cell table:style-name="ce6" office:value-type="string" calcext:value-type="string">
            <text:p>yes</text:p>
          </table:table-cell>
          <table:table-cell table:style-name="ce6" office:value-type="float" office:value="0.000002" calcext:value-type="float">
            <text:p>2E-06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8FindtheFrequencyofaCharacter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76" calcext:value-type="float">
            <text:p>0.00027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79" calcext:value-type="float">
            <text:p>0.000279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9Programtocountvowelsconsonants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64" calcext:value-type="float">
            <text:p>0.00016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65" calcext:value-type="float">
            <text:p>0.000165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SumofNaturalNumbersUsingRecursion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9" calcext:value-type="float">
            <text:p>0.00019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44" calcext:value-type="float">
            <text:p>0.000144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Programtocalculatepowerusingrecursion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65" calcext:value-type="float">
            <text:p>0.00026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244" calcext:value-type="float">
            <text:p>0.000244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StoreInformationandDisplayitUsingStructure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442" calcext:value-type="float">
            <text:p>0.000442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461" calcext:value-type="float">
            <text:p>0.000461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Programtoaddtwodistancesintheinch-feetsystem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511" calcext:value-type="float">
            <text:p>0.000511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553" calcext:value-type="float">
            <text:p>0.000553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alculateDifferenceBetweenTwoTimePeriods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655" calcext:value-type="float">
            <text:p>0.00065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678" calcext:value-type="float">
            <text:p>0.000678</text:p>
          </table:table-cell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Store Informatio inStructureandDisplayit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124" calcext:value-type="float">
            <text:p>0.0012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1124" calcext:value-type="float">
            <text:p>0.001124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Write a Sentence to a File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411" calcext:value-type="float">
            <text:p>0.000411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426" calcext:value-type="float">
            <text:p>0.000426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Programtoreadthefirstlinefromafile.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13" calcext:value-type="float">
            <text:p>0.00011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float" office:value="0.000101" calcext:value-type="float">
            <text:p>0.000101</text:p>
          </table:table-cell>
          <table:table-cell table:style-name="ce1" table:number-columns-repeated="20"/>
          <table:table-cell table:number-columns-repeated="998"/>
        </table:table-row>
        <table:table-row table:style-name="ro1" table:number-rows-repeated="25">
          <table:table-cell table:style-name="ce7" table:number-columns-repeated="6"/>
          <table:table-cell table:style-name="ce1" table:number-columns-repeated="20"/>
          <table:table-cell table:number-columns-repeated="998"/>
        </table:table-row>
        <table:table-row table:style-name="ro1" table:number-rows-repeated="946">
          <table:table-cell table:style-name="ce1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12:03:41.366650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1:34:53.010862416</meta:creation-date>
    <dc:date>2022-11-12T12:04:51.329274819</dc:date>
    <meta:editing-duration>PT2M9S</meta:editing-duration>
    <meta:editing-cycles>2</meta:editing-cycles>
    <meta:generator>LibreOffice/6.4.7.2$Linux_X86_64 LibreOffice_project/40$Build-2</meta:generator>
    <meta:document-statistic meta:table-count="1" meta:cell-count="162" meta:object-count="0"/>
  </office:meta>
</office:document-meta>
</file>